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6pt" style:font-size-asian="16pt" style:font-size-complex="16pt"/>
      <style:map style:condition="cell-content()&gt;0" style:apply-style-name="BG_5f_schwarz" style:base-cell-address="Tabelle1.G1"/>
      <style:map style:condition="cell-content()&lt;0" style:apply-style-name="Default" style:base-cell-address="Tabelle1.G1"/>
    </style:style>
    <style:style style:name="ce2" style:family="table-cell" style:parent-style-name="Default">
      <style:text-properties fo:font-size="16pt" style:font-size-asian="16pt" style:font-size-complex="16pt"/>
      <style:map style:condition="cell-content()&gt;0" style:apply-style-name="BG_5f_schwarz" style:base-cell-address="Tabelle1.G1"/>
      <style:map style:condition="cell-content()&lt;0" style:apply-style-name="Default" style:base-cell-address="Tabelle1.G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number-columns-repeated="256" table:default-cell-style-name="ce2"/>
        <table:table-row table:style-name="ro3">
          <table:table-cell table:style-name="ce1" table:number-columns-repeated="8"/>
          <table:table-cell table:number-columns-repeated="2"/>
          <table:table-cell table:style-name="ce1" table:number-columns-repeated="8"/>
          <table:table-cell table:number-columns-repeated="238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table:formula="of:=3*[.A2]-[.B2]-[.B3]-[.A3]" office:value-type="float" office:value="0">
            <text:p>0</text:p>
          </table:table-cell>
          <table:table-cell table:style-name="ce1" table:formula="of:=5*[.B2]-[.C2]-[.C3]-[.B3]-[.A3]-[.A2]" office:value-type="float" office:value="-1">
            <text:p>-1</text:p>
          </table:table-cell>
          <table:table-cell table:style-name="ce1" table:formula="of:=5*[.C2]-[.D2]-[.D3]-[.C3]-[.B3]-[.B2]" office:value-type="float" office:value="-2">
            <text:p>-2</text:p>
          </table:table-cell>
          <table:table-cell table:style-name="ce1" table:formula="of:=5*[.D2]-[.E2]-[.E3]-[.D3]-[.C3]-[.C2]" office:value-type="float" office:value="-3">
            <text:p>-3</text:p>
          </table:table-cell>
          <table:table-cell table:style-name="ce1" table:formula="of:=5*[.E2]-[.F2]-[.F3]-[.E3]-[.D3]-[.D2]" office:value-type="float" office:value="-2">
            <text:p>-2</text:p>
          </table:table-cell>
          <table:table-cell table:style-name="ce1" table:formula="of:=5*[.F2]-[.G2]-[.G3]-[.F3]-[.E3]-[.E2]" office:value-type="float" office:value="-1">
            <text:p>-1</text:p>
          </table:table-cell>
          <table:table-cell table:style-name="ce1" table:formula="of:=5*[.G2]-[.H2]-[.H3]-[.G3]-[.F3]-[.F2]" office:value-type="float" office:value="0">
            <text:p>0</text:p>
          </table:table-cell>
          <table:table-cell table:style-name="ce1" table:formula="of:=3*[.H2]-[.H3]-[.G3]-[.G2]" office:value-type="float" office:value="0">
            <text:p>0</text:p>
          </table:table-cell>
          <table:table-cell table:number-columns-repeated="238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table:formula="of:=5*[.A3]-[.B3]-[.B4]-[.A4]-[.B2]-[.A2]" office:value-type="float" office:value="-1">
            <text:p>-1</text:p>
          </table:table-cell>
          <table:table-cell table:style-name="ce1" table:formula="of:=8*[.B3]-[.C3]-[.C4]-[.B4]-[.C2]-[.B2]-[.A2]-[.A3]-[.A4]" office:value-type="float" office:value="-3">
            <text:p>-3</text:p>
          </table:table-cell>
          <table:table-cell table:style-name="ce1" table:formula="of:=8*[.C3]-[.D3]-[.D4]-[.C4]-[.D2]-[.C2]-[.B2]-[.B3]-[.B4]" office:value-type="float" office:value="4">
            <text:p>4</text:p>
          </table:table-cell>
          <table:table-cell table:style-name="ce1" table:formula="of:=8*[.D3]-[.E3]-[.E4]-[.D4]-[.E2]-[.D2]-[.C2]-[.C3]-[.C4]" office:value-type="float" office:value="3">
            <text:p>3</text:p>
          </table:table-cell>
          <table:table-cell table:style-name="ce1" table:formula="of:=8*[.E3]-[.F3]-[.F4]-[.E4]-[.F2]-[.E2]-[.D2]-[.D3]-[.D4]" office:value-type="float" office:value="4">
            <text:p>4</text:p>
          </table:table-cell>
          <table:table-cell table:style-name="ce1" table:formula="of:=8*[.F3]-[.G3]-[.G4]-[.F4]-[.G2]-[.F2]-[.E2]-[.E3]-[.E4]" office:value-type="float" office:value="-3">
            <text:p>-3</text:p>
          </table:table-cell>
          <table:table-cell table:style-name="ce1" table:formula="of:=8*[.G3]-[.H3]-[.H4]-[.G4]-[.H2]-[.G2]-[.F2]-[.F3]-[.F4]" office:value-type="float" office:value="-1">
            <text:p>-1</text:p>
          </table:table-cell>
          <table:table-cell table:style-name="ce1" table:formula="of:=8*[.H3]-[.H4]-[.H2]-[.G2]-[.G3]-[.G4]" office:value-type="float" office:value="0">
            <text:p>0</text:p>
          </table:table-cell>
          <table:table-cell table:number-columns-repeated="238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table:formula="of:=5*[.A4]-[.B4]-[.B5]-[.A5]-[.B3]-[.A3]" office:value-type="float" office:value="-2">
            <text:p>-2</text:p>
          </table:table-cell>
          <table:table-cell table:style-name="ce1" table:formula="of:=8*[.B4]-[.C4]-[.C5]-[.B5]-[.C3]-[.B3]-[.A3]-[.A4]-[.A5]" office:value-type="float" office:value="4">
            <text:p>4</text:p>
          </table:table-cell>
          <table:table-cell table:style-name="ce1" table:formula="of:=8*[.C4]-[.D4]-[.D5]-[.C5]-[.D3]-[.C3]-[.B3]-[.B4]-[.B5]" office:value-type="float" office:value="1">
            <text:p>1</text:p>
          </table:table-cell>
          <table:table-cell table:style-name="ce1" table:formula="of:=8*[.D4]-[.E4]-[.E5]-[.D5]-[.E3]-[.D3]-[.C3]-[.C4]-[.C5]" office:value-type="float" office:value="0">
            <text:p>0</text:p>
          </table:table-cell>
          <table:table-cell table:style-name="ce1" table:formula="of:=8*[.E4]-[.F4]-[.F5]-[.E5]-[.F3]-[.E3]-[.D3]-[.D4]-[.D5]" office:value-type="float" office:value="1">
            <text:p>1</text:p>
          </table:table-cell>
          <table:table-cell table:style-name="ce1" table:formula="of:=8*[.F4]-[.G4]-[.G5]-[.F5]-[.G3]-[.F3]-[.E3]-[.E4]-[.E5]" office:value-type="float" office:value="3">
            <text:p>3</text:p>
          </table:table-cell>
          <table:table-cell table:style-name="ce1" table:formula="of:=8*[.G4]-[.H4]-[.H5]-[.G5]-[.H3]-[.G3]-[.F3]-[.F4]-[.F5]" office:value-type="float" office:value="-3">
            <text:p>-3</text:p>
          </table:table-cell>
          <table:table-cell table:style-name="ce1" table:formula="of:=8*[.H4]-[.H5]-[.H3]-[.G3]-[.G4]-[.G5]" office:value-type="float" office:value="-1">
            <text:p>-1</text:p>
          </table:table-cell>
          <table:table-cell table:number-columns-repeated="238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table:formula="of:=5*[.A5]-[.B5]-[.B6]-[.A6]-[.B4]-[.A4]" office:value-type="float" office:value="-3">
            <text:p>-3</text:p>
          </table:table-cell>
          <table:table-cell table:style-name="ce1" table:formula="of:=8*[.B5]-[.C5]-[.C6]-[.B6]-[.C4]-[.B4]-[.A4]-[.A5]-[.A6]" office:value-type="float" office:value="3">
            <text:p>3</text:p>
          </table:table-cell>
          <table:table-cell table:style-name="ce1" table:formula="of:=8*[.C5]-[.D5]-[.D6]-[.C6]-[.D4]-[.C4]-[.B4]-[.B5]-[.B6]" office:value-type="float" office:value="0">
            <text:p>0</text:p>
          </table:table-cell>
          <table:table-cell table:style-name="ce1" table:formula="of:=8*[.D5]-[.E5]-[.E6]-[.D6]-[.E4]-[.D4]-[.C4]-[.C5]-[.C6]" office:value-type="float" office:value="0">
            <text:p>0</text:p>
          </table:table-cell>
          <table:table-cell table:style-name="ce1" table:formula="of:=8*[.E5]-[.F5]-[.F6]-[.E6]-[.F4]-[.E4]-[.D4]-[.D5]-[.D6]" office:value-type="float" office:value="0">
            <text:p>0</text:p>
          </table:table-cell>
          <table:table-cell table:style-name="ce1" table:formula="of:=8*[.F5]-[.G5]-[.G6]-[.F6]-[.G4]-[.F4]-[.E4]-[.E5]-[.E6]" office:value-type="float" office:value="1">
            <text:p>1</text:p>
          </table:table-cell>
          <table:table-cell table:style-name="ce1" table:formula="of:=8*[.G5]-[.H5]-[.H6]-[.G6]-[.H4]-[.G4]-[.F4]-[.F5]-[.F6]" office:value-type="float" office:value="4">
            <text:p>4</text:p>
          </table:table-cell>
          <table:table-cell table:style-name="ce1" table:formula="of:=8*[.H5]-[.H6]-[.H4]-[.G4]-[.G5]-[.G6]" office:value-type="float" office:value="-2">
            <text:p>-2</text:p>
          </table:table-cell>
          <table:table-cell table:number-columns-repeated="238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table:formula="of:=5*[.A6]-[.B6]-[.B7]-[.A7]-[.B5]-[.A5]" office:value-type="float" office:value="-2">
            <text:p>-2</text:p>
          </table:table-cell>
          <table:table-cell table:style-name="ce1" table:formula="of:=8*[.B6]-[.C6]-[.C7]-[.B7]-[.C5]-[.B5]-[.A5]-[.A6]-[.A7]" office:value-type="float" office:value="4">
            <text:p>4</text:p>
          </table:table-cell>
          <table:table-cell table:style-name="ce1" table:formula="of:=8*[.C6]-[.D6]-[.D7]-[.C7]-[.D5]-[.C5]-[.B5]-[.B6]-[.B7]" office:value-type="float" office:value="1">
            <text:p>1</text:p>
          </table:table-cell>
          <table:table-cell table:style-name="ce1" table:formula="of:=8*[.D6]-[.E6]-[.E7]-[.D7]-[.E5]-[.D5]-[.C5]-[.C6]-[.C7]" office:value-type="float" office:value="0">
            <text:p>0</text:p>
          </table:table-cell>
          <table:table-cell table:style-name="ce1" table:formula="of:=8*[.E6]-[.F6]-[.F7]-[.E7]-[.F5]-[.E5]-[.D5]-[.D6]-[.D7]" office:value-type="float" office:value="0">
            <text:p>0</text:p>
          </table:table-cell>
          <table:table-cell table:style-name="ce1" table:formula="of:=8*[.F6]-[.G6]-[.G7]-[.F7]-[.G5]-[.F5]-[.E5]-[.E6]-[.E7]" office:value-type="float" office:value="0">
            <text:p>0</text:p>
          </table:table-cell>
          <table:table-cell table:style-name="ce1" table:formula="of:=8*[.G6]-[.H6]-[.H7]-[.G7]-[.H5]-[.G5]-[.F5]-[.F6]-[.F7]" office:value-type="float" office:value="3">
            <text:p>3</text:p>
          </table:table-cell>
          <table:table-cell table:style-name="ce1" table:formula="of:=8*[.H6]-[.H7]-[.H5]-[.G5]-[.G6]-[.G7]" office:value-type="float" office:value="-3">
            <text:p>-3</text:p>
          </table:table-cell>
          <table:table-cell table:number-columns-repeated="238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table:formula="of:=5*[.A7]-[.B7]-[.B8]-[.A8]-[.B6]-[.A6]" office:value-type="float" office:value="-1">
            <text:p>-1</text:p>
          </table:table-cell>
          <table:table-cell table:style-name="ce1" table:formula="of:=8*[.B7]-[.C7]-[.C8]-[.B8]-[.C6]-[.B6]-[.A6]-[.A7]-[.A8]" office:value-type="float" office:value="-3">
            <text:p>-3</text:p>
          </table:table-cell>
          <table:table-cell table:style-name="ce1" table:formula="of:=8*[.C7]-[.D7]-[.D8]-[.C8]-[.D6]-[.C6]-[.B6]-[.B7]-[.B8]" office:value-type="float" office:value="3">
            <text:p>3</text:p>
          </table:table-cell>
          <table:table-cell table:style-name="ce1" table:formula="of:=8*[.D7]-[.E7]-[.E8]-[.D8]-[.E6]-[.D6]-[.C6]-[.C7]-[.C8]" office:value-type="float" office:value="1">
            <text:p>1</text:p>
          </table:table-cell>
          <table:table-cell table:style-name="ce1" table:formula="of:=8*[.E7]-[.F7]-[.F8]-[.E8]-[.F6]-[.E6]-[.D6]-[.D7]-[.D8]" office:value-type="float" office:value="0">
            <text:p>0</text:p>
          </table:table-cell>
          <table:table-cell table:style-name="ce1" table:formula="of:=8*[.F7]-[.G7]-[.G8]-[.F8]-[.G6]-[.F6]-[.E6]-[.E7]-[.E8]" office:value-type="float" office:value="0">
            <text:p>0</text:p>
          </table:table-cell>
          <table:table-cell table:style-name="ce1" table:formula="of:=8*[.G7]-[.H7]-[.H8]-[.G8]-[.H6]-[.G6]-[.F6]-[.F7]-[.F8]" office:value-type="float" office:value="3">
            <text:p>3</text:p>
          </table:table-cell>
          <table:table-cell table:style-name="ce1" table:formula="of:=8*[.H7]-[.H8]-[.H6]-[.G6]-[.G7]-[.G8]" office:value-type="float" office:value="-3">
            <text:p>-3</text:p>
          </table:table-cell>
          <table:table-cell table:number-columns-repeated="238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table:formula="of:=5*[.A8]-[.B8]-[.B9]-[.A9]-[.B7]-[.A7]" office:value-type="float" office:value="0">
            <text:p>0</text:p>
          </table:table-cell>
          <table:table-cell table:style-name="ce1" table:formula="of:=8*[.B8]-[.C8]-[.C9]-[.B9]-[.C7]-[.B7]-[.A7]-[.A8]-[.A9]" office:value-type="float" office:value="-1">
            <text:p>-1</text:p>
          </table:table-cell>
          <table:table-cell table:style-name="ce1" table:formula="of:=8*[.C8]-[.D8]-[.D9]-[.C9]-[.D7]-[.C7]-[.B7]-[.B8]-[.B9]" office:value-type="float" office:value="-3">
            <text:p>-3</text:p>
          </table:table-cell>
          <table:table-cell table:style-name="ce1" table:formula="of:=8*[.D8]-[.E8]-[.E9]-[.D9]-[.E7]-[.D7]-[.C7]-[.C8]-[.C9]" office:value-type="float" office:value="4">
            <text:p>4</text:p>
          </table:table-cell>
          <table:table-cell table:style-name="ce1" table:formula="of:=8*[.E8]-[.F8]-[.F9]-[.E9]-[.F7]-[.E7]-[.D7]-[.D8]-[.D9]" office:value-type="float" office:value="3">
            <text:p>3</text:p>
          </table:table-cell>
          <table:table-cell table:style-name="ce1" table:formula="of:=8*[.F8]-[.G8]-[.G9]-[.F9]-[.G7]-[.F7]-[.E7]-[.E8]-[.E9]" office:value-type="float" office:value="3">
            <text:p>3</text:p>
          </table:table-cell>
          <table:table-cell table:style-name="ce1" table:formula="of:=8*[.G8]-[.H8]-[.H9]-[.G9]-[.H7]-[.G7]-[.F7]-[.F8]-[.F9]" office:value-type="float" office:value="5">
            <text:p>5</text:p>
          </table:table-cell>
          <table:table-cell table:style-name="ce1" table:formula="of:=8*[.H8]-[.H9]-[.H7]-[.G7]-[.G8]-[.G9]" office:value-type="float" office:value="-2">
            <text:p>-2</text:p>
          </table:table-cell>
          <table:table-cell table:number-columns-repeated="238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table:formula="of:=3*[.A9]-[.B9]-[.B8]-[.A8]" office:value-type="float" office:value="0">
            <text:p>0</text:p>
          </table:table-cell>
          <table:table-cell table:style-name="ce1" table:formula="of:=5*[.B9]-[.A9]-[.C9]-[.B8]-[.C8]-[.A8]" office:value-type="float" office:value="0">
            <text:p>0</text:p>
          </table:table-cell>
          <table:table-cell table:style-name="ce1" table:formula="of:=5*[.C9]-[.B9]-[.D9]-[.C8]-[.D8]-[.B8]" office:value-type="float" office:value="-1">
            <text:p>-1</text:p>
          </table:table-cell>
          <table:table-cell table:style-name="ce1" table:formula="of:=5*[.D9]-[.C9]-[.E9]-[.D8]-[.E8]-[.C8]" office:value-type="float" office:value="-2">
            <text:p>-2</text:p>
          </table:table-cell>
          <table:table-cell table:style-name="ce1" table:formula="of:=5*[.E9]-[.D9]-[.F9]-[.E8]-[.F8]-[.D8]" office:value-type="float" office:value="-3">
            <text:p>-3</text:p>
          </table:table-cell>
          <table:table-cell table:style-name="ce1" table:formula="of:=5*[.F9]-[.E9]-[.G9]-[.F8]-[.G8]-[.E8]" office:value-type="float" office:value="-3">
            <text:p>-3</text:p>
          </table:table-cell>
          <table:table-cell table:style-name="ce1" table:formula="of:=5*[.G9]-[.F9]-[.H9]-[.G8]-[.H8]-[.F8]" office:value-type="float" office:value="-2">
            <text:p>-2</text:p>
          </table:table-cell>
          <table:table-cell table:style-name="ce1" table:formula="of:=3*[.H9]-[.H8]-[.G8]-[.G9]" office:value-type="float" office:value="-1">
            <text:p>-1</text:p>
          </table:table-cell>
          <table:table-cell table:number-columns-repeated="238"/>
        </table:table-row>
        <table:table-row table:style-name="ro3">
          <table:table-cell table:number-columns-repeated="8"/>
          <table:table-cell office:value-type="string">
            <text:p><text:s/>Laterale Inhibition</text:p>
          </table:table-cell>
          <table:table-cell table:number-columns-repeated="247"/>
        </table:table-row>
        <table:table-row table:style-name="ro3" table:number-rows-repeated="6552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G_5f_schwarz" style:display-name="BG_schwarz" style:family="table-cell" style:parent-style-name="Default">
      <style:table-cell-properties fo:background-color="#000000"/>
      <style:text-properties fo:color="#ffffff"/>
    </style:style>
    <style:style style:name="BG_5f_grau" style:display-name="BG_grau" style:family="table-cell" style:parent-style-name="Default">
      <style:table-cell-properties fo:background-color="#e6e6e6"/>
    </style:style>
    <style:style style:name="BG_5f_rot" style:display-name="BG_ro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1">21.02.2011</text:date>, <text:time>17:32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8-01-24T13:11:56</meta:creation-date>
    <dc:creator>Engelbert Niehaus</dc:creator>
    <dc:date>2011-02-21T17:32:55</dc:date>
    <dc:language>de-DE</dc:language>
    <meta:editing-cycles>6</meta:editing-cycles>
    <meta:editing-duration>PT01H47M42S</meta:editing-duration>
    <meta:document-statistic meta:table-count="3" meta:cell-count="129" meta:object-count="0"/>
    <meta:user-defined meta:name="Info 1"/>
    <meta:user-defined meta:name="Info 2"/>
    <meta:user-defined meta:name="Info 3"/>
    <meta:user-defined meta:name="Info 4"/>
  </office:meta>
</office:document-meta>
</file>